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>
      <style:text-properties style:font-name="Calibri"/>
    </style:style>
    <style:style style:name="P2" style:family="paragraph" style:parent-style-name="Heading_20_1">
      <style:paragraph-properties fo:text-align="center" style:justify-single-word="false"/>
      <style:text-properties style:font-name="Calibri"/>
    </style:style>
    <style:style style:name="P3" style:family="paragraph" style:parent-style-name="Text_20_body">
      <style:text-properties style:font-name="Calibri"/>
    </style:style>
    <style:style style:name="P4" style:family="paragraph" style:parent-style-name="Text_20_body">
      <style:paragraph-properties fo:text-align="center" style:justify-single-word="false"/>
      <style:text-properties style:font-name="Calibri"/>
    </style:style>
    <style:style style:name="P5" style:family="paragraph" style:parent-style-name="Text_20_body">
      <style:text-properties style:font-name="Calibri" fo:font-weight="bold" style:font-weight-asian="bold" style:font-weight-complex="bold"/>
    </style:style>
    <style:style style:name="P6" style:family="paragraph" style:parent-style-name="Text_20_body">
      <style:text-properties style:font-name="Calibri" fo:font-weight="normal" style:font-weight-asian="normal" style:font-weight-complex="normal"/>
    </style:style>
    <style:style style:name="P7" style:family="paragraph" style:parent-style-name="Text_20_body" style:list-style-name="L2">
      <style:text-properties style:font-name="Calibri"/>
    </style:style>
    <style:style style:name="P8" style:family="paragraph" style:parent-style-name="Text_20_body" style:list-style-name="L1">
      <style:text-properties style:font-name="Calibri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Report System</text:h>
      <text:p text:style-name="P4"/>
      <text:h text:style-name="P1" text:outline-level="2">Purpose:</text:h>
      <text:p text:style-name="P3">We need a platform to allow employees to create issues and then track these issues in order to solve them. This is to be used in a company setting, for managers to review issues that have been reported by employees, and keep track of project progress. </text:p>
      <text:h text:style-name="P1" text:outline-level="2">Overview:</text:h>
      <text:p text:style-name="P3">We have two types of users (manager, employee). Each type of user can access different features based on their role. These are described below.</text:p>
      <text:p text:style-name="P5">Employee</text:p>
      <text:p text:style-name="P6">Once logged into the dashboard, the employee can access the following features: </text:p>
      <text:list xml:id="list3812718332888339602" text:style-name="L2">
        <text:list-item>
          <text:p text:style-name="P7">Log in</text:p>
        </text:list-item>
        <text:list-item>
          <text:p text:style-name="P7">See your issues by status (open, closed, in review)</text:p>
        </text:list-item>
        <text:list-item>
          <text:p text:style-name="P7">Submit new issues (title, description)</text:p>
        </text:list-item>
        <text:list-item>
          <text:p text:style-name="P7">Log out</text:p>
        </text:list-item>
      </text:list>
      <text:p text:style-name="P3"><text:span text:style-name="T1">Manager</text:span></text:p>
      <text:p text:style-name="P3">Once logged into the dashboard, the manager can access the following features:</text:p>
      <text:list xml:id="list281965671066588663" text:style-name="L1">
        <text:list-item>
          <text:p text:style-name="P8">Log in</text:p>
        </text:list-item>
        <text:list-item>
          <text:p text:style-name="P8">See issues by status (open, closed, in review) and username</text:p>
        </text:list-item>
        <text:list-item>
          <text:p text:style-name="P8"><text:s/>Update issues as closed or in review</text:p>
        </text:list-item>
        <text:list-item>
          <text:p text:style-name="P8">Add comments to issues</text:p>
        </text:list-item>
        <text:list-item>
          <text:p text:style-name="P8">Add/remove employee accounts</text:p>
        </text:list-item>
        <text:list-item>
          <text:p text:style-name="P8">Log out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man hernandez</meta:initial-creator>
    <meta:creation-date>2017-04-17T12:23:47</meta:creation-date>
    <meta:document-statistic meta:table-count="0" meta:image-count="0" meta:object-count="0" meta:page-count="1" meta:paragraph-count="19" meta:word-count="156" meta:character-count="869"/>
    <dc:date>2017-04-17T13:02:59</dc:date>
    <dc:creator>german hernandez</dc:creator>
    <meta:editing-duration>PT4M52S</meta:editing-duration>
    <meta:editing-cycles>1</meta:editing-cycles>
    <meta:generator>OpenOffice/4.1.3$Unix OpenOffice.org_project/413m1$Build-9783</meta:generator>
  </office:meta>
</office:document-meta>
</file>